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harter BT" svg:font-family="'Charter BT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5.99cm" fo:margin-left="0cm" table:align="left" fo:background-color="transparent" style:writing-mode="lr-tb">
        <style:background-image/>
      </style:table-properties>
    </style:style>
    <style:style style:name="Tabela1.A" style:family="table-column">
      <style:table-column-properties style:column-width="4.02cm"/>
    </style:style>
    <style:style style:name="Tabela1.B" style:family="table-column">
      <style:table-column-properties style:column-width="3.99cm"/>
    </style:style>
    <style:style style:name="Tabela1.1" style:family="table-row">
      <style:table-row-properties style:min-row-height="0.6cm" fo:background-color="transparent" fo:keep-together="auto">
        <style:background-image/>
      </style:table-row-properties>
    </style:style>
    <style:style style:name="Tabela1.A1" style:family="table-cell">
      <style:table-cell-properties style:vertical-align="middle" fo:background-color="transparent" fo:padding="0.101cm" fo:border-left="none" fo:border-right="none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middle" fo:background-color="transparent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transparent" fo:padding="0.101cm" fo:border-left="none" fo:border-right="none" fo:border-top="none" fo:border-bottom="0.5pt solid #000000" style:writing-mode="lr-tb">
        <style:background-image/>
      </style:table-cell-properties>
    </style:style>
    <style:style style:name="Tabela1.B2" style:family="table-cell">
      <style:table-cell-properties style:vertical-align="middle" fo:background-color="transparent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P1" style:family="paragraph" style:parent-style-name="Corpo_20_de_20_texto_20_3">
      <style:paragraph-properties fo:line-height="150%" fo:text-align="start" style:justify-single-word="false" fo:padding="0cm" fo:border="none" style:snap-to-layout-grid="false"/>
      <style:text-properties style:font-name="Charter BT" fo:font-size="11pt" style:font-size-asian="11pt" style:font-name-complex="Charter BT" style:font-size-complex="11pt"/>
    </style:style>
    <style:style style:name="P2" style:family="paragraph" style:parent-style-name="Standard">
      <style:paragraph-properties fo:margin-left="3.36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Charter BT" fo:font-size="11pt" officeooo:paragraph-rsid="0024d079" style:font-size-asian="11pt" style:font-name-complex="Charter BT" style:font-size-complex="11pt"/>
    </style:style>
    <style:style style:name="P3" style:family="paragraph" style:parent-style-name="Corpo_20_de_20_texto_20_3">
      <style:paragraph-properties fo:line-height="100%" fo:text-align="start" style:justify-single-word="false" fo:padding="0cm" fo:border="none"/>
      <style:text-properties style:font-name="Charter BT" fo:font-size="11pt" style:font-size-asian="11pt" style:font-name-complex="Charter BT" style:font-size-complex="11pt"/>
    </style:style>
    <style:style style:name="P4" style:family="paragraph" style:parent-style-name="Standard">
      <style:paragraph-properties fo:line-height="100%" fo:text-align="start" style:justify-single-word="false" fo:padding="0cm" fo:border="none"/>
      <style:text-properties style:font-name="Charter BT" fo:font-size="11pt" style:text-underline-style="none" fo:font-weight="normal" officeooo:paragraph-rsid="002d0168" style:font-size-asian="11pt" style:font-weight-asian="normal" style:font-name-complex="Charter BT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text:number-lines="false" text:line-number="0" style:writing-mode="lr-tb">
        <style:tab-stops/>
      </style:paragraph-properties>
      <style:text-properties style:font-name="Charter BT" fo:font-size="11pt" fo:letter-spacing="normal" fo:language="pt" fo:country="BR" style:text-underline-style="none" officeooo:paragraph-rsid="0024d079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left="3.36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Charter BT" fo:font-size="10pt" officeooo:paragraph-rsid="0024d079" style:font-size-asian="10pt" style:font-name-complex="Charter BT" style:font-size-complex="10pt"/>
    </style:style>
    <style:style style:name="P7" style:family="paragraph" style:parent-style-name="Corpo_20_de_20_texto_20_3">
      <style:paragraph-properties fo:line-height="100%" fo:text-align="start" style:justify-single-word="false" fo:padding="0cm" fo:border="none"/>
      <style:text-properties fo:font-size="11pt" style:font-size-asian="11pt" style:font-size-complex="11pt"/>
    </style:style>
    <style:style style:name="P8" style:family="paragraph" style:parent-style-name="Text_20_body" style:master-pag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style:page-number="auto" text:number-lines="false" text:line-number="0" style:writing-mode="lr-tb">
        <style:tab-stops/>
      </style:paragraph-properties>
      <style:text-properties style:font-name="Charter BT" fo:font-size="11pt" fo:letter-spacing="normal" fo:language="pt" fo:country="BR" style:text-underline-style="none" officeooo:paragraph-rsid="0024d079" style:font-size-asian="11pt" style:language-asian="en" style:country-asian="US" style:font-size-complex="11pt" style:language-complex="ar" style:country-complex="SA"/>
    </style:style>
    <style:style style:name="P9" style:family="paragraph" style:parent-style-name="Corpo_20_de_20_texto_20_3">
      <style:paragraph-properties fo:line-height="150%" fo:text-align="start" style:justify-single-word="false" fo:padding="0cm" fo:border="none" style:snap-to-layout-grid="false"/>
      <style:text-properties style:font-name="Charter BT" fo:font-size="11pt" style:font-size-asian="11pt" style:font-name-complex="Charter BT" style:font-size-complex="11pt"/>
    </style:style>
    <style:style style:name="P10" style:family="paragraph" style:parent-style-name="Standard">
      <style:paragraph-properties fo:line-height="100%" fo:text-align="start" style:justify-single-word="false" fo:padding="0cm" fo:border="none"/>
      <style:text-properties style:font-name="Charter BT" fo:font-size="11pt" style:text-underline-style="none" fo:font-weight="normal" officeooo:rsid="002f17c7" officeooo:paragraph-rsid="002f17c7" style:font-size-asian="11pt" style:font-weight-asian="normal" style:font-name-complex="Charter BT" style:font-size-complex="11pt" style:font-weight-complex="normal"/>
    </style:style>
    <style:style style:name="P11" style:family="paragraph" style:parent-style-name="Standard">
      <style:paragraph-properties fo:text-align="justify" style:justify-single-word="false" fo:padding-left="0cm" fo:padding-right="0cm" fo:padding-top="0cm" fo:padding-bottom="0.035cm" fo:border="none"/>
      <style:text-properties style:font-name="Charter BT" fo:font-size="11pt" style:text-underline-style="none" fo:font-weight="bold" style:font-size-asian="11pt" style:font-weight-asian="bold" style:font-name-complex="Charter BT" style:font-size-complex="11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3.36cm" style:auto-text-indent="false"/>
      <style:text-properties style:font-name="Charter BT" fo:font-size="11pt" style:font-size-asian="11pt" style:font-name-complex="Charter BT" style:font-size-complex="11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3.36cm" style:auto-text-indent="false"/>
      <style:text-properties style:font-name="Charter BT" fo:font-size="11pt" officeooo:paragraph-rsid="0024d079" style:font-size-asian="11pt" style:font-name-complex="Charter BT" style:font-size-complex="11pt"/>
    </style:style>
    <style:style style:name="P14" style:family="paragraph" style:parent-style-name="Standard">
      <style:paragraph-properties fo:line-height="150%"/>
      <style:text-properties style:font-name="Charter BT" fo:font-size="11pt" style:font-size-asian="11pt" style:font-name-complex="Charter BT" style:font-size-complex="11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3.36cm" style:auto-text-indent="false" style:writing-mode="lr-tb"/>
      <style:text-properties style:font-name="Charter BT" fo:font-size="11pt" officeooo:paragraph-rsid="0024d079" style:font-size-asian="11pt" style:font-name-complex="Charter BT" style:font-size-complex="11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3.36cm" style:auto-text-indent="false" style:writing-mode="lr-tb"/>
      <style:text-properties style:font-name="Charter BT" fo:font-size="11pt" officeooo:paragraph-rsid="0024d079" style:font-size-asian="11pt" style:language-asian="en" style:country-asian="US" style:font-name-complex="Charter BT" style:font-size-complex="11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harter BT" fo:font-size="11pt" fo:font-weight="normal" style:font-size-asian="11pt" style:font-weight-asian="normal" style:font-name-complex="Charter BT" style:font-size-complex="11pt" style:font-weight-complex="normal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 fo:padding="0cm" fo:border="none"/>
      <style:text-properties style:font-name="Charter BT" fo:font-size="10pt" officeooo:paragraph-rsid="002f01bc" style:font-size-asian="10pt" style:font-name-complex="Charter BT" style:font-size-complex="10pt"/>
    </style:style>
    <style:style style:name="P19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0.51pt solid #000000" fo:border-bottom="0.51pt solid #000000"/>
      <style:text-properties fo:font-size="9.5pt" style:font-size-asian="9.5pt" style:font-size-complex="9.5pt"/>
    </style:style>
    <style:style style:name="T1" style:family="text">
      <style:text-properties style:font-name="Charter BT" style:font-name-complex="Charter BT"/>
    </style:style>
    <style:style style:name="T2" style:family="text">
      <style:text-properties style:font-name="Charter BT" officeooo:rsid="0025d95c" style:font-name-complex="Charter BT"/>
    </style:style>
    <style:style style:name="T3" style:family="text">
      <style:text-properties style:font-name="Charter BT" officeooo:rsid="002f17c7" style:font-name-complex="Charter BT"/>
    </style:style>
    <style:style style:name="T4" style:family="text">
      <style:text-properties style:font-name="Charter BT" style:text-underline-style="none" fo:font-weight="bold" style:font-weight-asian="bold" style:font-name-complex="Charter BT"/>
    </style:style>
    <style:style style:name="T5" style:family="text">
      <style:text-properties style:font-name="Charter BT" style:text-underline-style="none" style:font-name-complex="Charter BT"/>
    </style:style>
    <style:style style:name="T6" style:family="text">
      <style:text-properties style:font-name="Charter BT" style:text-underline-style="none" officeooo:rsid="002d0168" style:font-name-complex="Charter BT"/>
    </style:style>
    <style:style style:name="T7" style:family="text">
      <style:text-properties style:font-name="Charter BT" style:text-underline-style="none" officeooo:rsid="002f17c7" style:font-name-complex="Charter BT"/>
    </style:style>
    <style:style style:name="T8" style:family="text">
      <style:text-properties officeooo:rsid="001fb04b"/>
    </style:style>
    <style:style style:name="T9" style:family="text">
      <style:text-properties style:use-window-font-color="true" loext:opacity="0%" style:font-name="Charter BT" fo:language="pt" fo:country="BR" officeooo:rsid="00248083" style:font-name-asian="Times New Roman" style:language-asian="zh" style:country-asian="CN" style:font-name-complex="Charter BT" style:language-complex="ar" style:country-complex="SA"/>
    </style:style>
    <style:style style:name="T10" style:family="text">
      <style:text-properties style:use-window-font-color="true" loext:opacity="0%" style:font-name="Charter BT" fo:language="pt" fo:country="BR" officeooo:rsid="0029e926" style:font-name-asian="Times New Roman" style:language-asian="zh" style:country-asian="CN" style:font-name-complex="Charter BT" style:language-complex="ar" style:country-complex="SA"/>
    </style:style>
    <style:style style:name="T11" style:family="text">
      <style:text-properties style:use-window-font-color="true" loext:opacity="0%" style:font-name="Charter BT" fo:language="pt" fo:country="BR" style:text-underline-style="none" officeooo:rsid="002b440c" style:font-name-asian="Times New Roman" style:language-asian="zh" style:country-asian="CN" style:font-name-complex="Charter BT" style:language-complex="ar" style:country-complex="SA"/>
    </style:style>
    <style:style style:name="T12" style:family="text">
      <style:text-properties style:use-window-font-color="true" loext:opacity="0%" fo:language="pt" fo:country="BR" officeooo:rsid="0024d079" style:font-name-asian="Times New Roman" style:language-asian="zh" style:country-asian="CN" style:language-complex="ar" style:country-complex="SA"/>
    </style:style>
    <style:style style:name="T13" style:family="text">
      <style:text-properties style:use-window-font-color="true" loext:opacity="0%" fo:language="pt" fo:country="BR" officeooo:rsid="002053bc" style:font-name-asian="Times New Roman" style:language-asian="zh" style:country-asian="CN" style:language-complex="ar" style:country-complex="SA"/>
    </style:style>
    <style:style style:name="T14" style:family="text">
      <style:text-properties style:use-window-font-color="true" loext:opacity="0%" fo:language="pt" fo:country="BR" officeooo:rsid="0025d95c" style:font-name-asian="Times New Roman" style:language-asian="zh" style:country-asian="CN" style:language-complex="ar" style:country-complex="SA"/>
    </style:style>
    <style:style style:name="T15" style:family="text">
      <style:text-properties officeooo:rsid="0022cd66"/>
    </style:style>
    <style:style style:name="T16" style:family="text">
      <style:text-properties officeooo:rsid="002d0a79"/>
    </style:style>
    <style:style style:name="T17" style:family="text">
      <style:text-properties officeooo:rsid="0024d079"/>
    </style:style>
    <style:style style:name="T18" style:family="text">
      <style:text-properties officeooo:rsid="002053bc"/>
    </style:style>
    <style:style style:name="T19" style:family="text">
      <style:text-properties officeooo:rsid="001b4a26"/>
    </style:style>
    <style:style style:name="T20" style:family="text">
      <style:text-properties officeooo:rsid="001a495a"/>
    </style:style>
    <style:style style:name="T21" style:family="text">
      <style:text-properties officeooo:rsid="0025d95c"/>
    </style:style>
    <style:style style:name="T22" style:family="text">
      <style:text-properties officeooo:rsid="00288039"/>
    </style:style>
    <style:style style:name="T23" style:family="text">
      <style:text-properties officeooo:rsid="002d0168"/>
    </style:style>
    <style:style style:name="T24" style:family="text">
      <style:text-properties officeooo:rsid="002d28c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5d95c" style:font-weight-asian="bold" style:font-weight-complex="bold"/>
    </style:style>
    <style:style style:name="T27" style:family="text">
      <style:text-properties officeooo:rsid="002f01bc"/>
    </style:style>
    <style:style style:name="T28" style:family="text">
      <style:text-properties officeooo:rsid="002f17c7"/>
    </style:style>
    <style:style style:name="T29" style:family="text">
      <style:text-properties style:text-underline-style="none" fo:font-weight="normal" officeooo:rsid="002d28cf" style:font-weight-asian="normal" style:font-weight-complex="normal"/>
    </style:style>
    <style:style style:name="T30" style:family="text">
      <style:text-properties style:text-underline-style="none" fo:font-weight="normal" officeooo:rsid="002f01bc" style:font-weight-asian="normal" style:font-weight-complex="normal"/>
    </style:style>
    <style:style style:name="T31" style:family="text">
      <style:text-properties style:text-underline-style="none" fo:font-weight="normal" officeooo:rsid="002f17c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NHOR<text:span text:style-name="T15">(A) </text:span>DIRETOR<text:span text:style-name="T15">(A) </text:span>D<text:span text:style-name="T15">O</text:span> <text:span text:style-name="T16">INSTITUTO DE BIOCIÊNCIAS, LETRAS E CIÊNCIAS EXATAS, DO CÂMPUS DE SÃO JOSÉ DO RIO PRETO</text:span> DA UNIVERSIDADE ESTADUAL PAULISTA “JÚLIO DE MESQUITA FILHO”</text:p>
      <text:p text:style-name="P5"/>
      <text:p text:style-name="P13">_ _ _ _ _ _ _ _ _ _ _ _ _ _ _ _ _ _ _ _ _ _ _ _ _, RA _ _ _ _ _ _ _ _ _ _, aluno(a) regularmente matriculado(a) no <text:span text:style-name="T13">C</text:span>urso de <text:span text:style-name="T18">Graduação </text:span><text:span text:style-name="T13">_ _ _ _ _ _ _ _ _ _ _ _ _ _ _ _ _ _ _ _ _ _ _ _ _ _ _ _ _ _ _ _ _ _ _</text:span>, <text:span text:style-name="T19">período _ _ _ _ _ _ _ _ _ _,</text:span> deste Instituto, <text:span text:style-name="T19">vem requerer, com fundamento n</text:span><text:span text:style-name="T17">a Resolução Unesp nº </text:span><text:span text:style-name="T8">01</text:span><text:span text:style-name="T17">/20</text:span><text:span text:style-name="T8">18, </text:span><text:span text:style-name="T17">a</text:span> análise dos p<text:span text:style-name="T17">lanos de ensino</text:span> <text:span text:style-name="T17">das </text:span>disciplinas a <text:span text:style-name="T17">seguir</text:span> relacionadas que <text:span text:style-name="T17">( <text:s text:c="2"/>)foram</text:span> /<text:span text:style-name="T17">( <text:s text:c="2"/>) serão</text:span> cursadas no ___º semestre letivo de 20_ _ _, junto à Universidade _ _ _ _ _ _ _ _ _ _ _ _ _ _ _ _ _ _ _ _ _ _ _ _ _ _ _ _ _ _ _ _ _, no <text:span text:style-name="T12">C</text:span>urso de _ _ _ _ _ _ _ _ _ _ _ _ _ _ _ _ _ _ _ _ _ _ _ _ _ _ _ _ _ _ _ _ _, a fim de obter aproveitamento dos estudos.</text:p>
      <text:p text:style-name="P14"/>
      <table:table table:name="Tabela1" table:style-name="Tabela1">
        <table:table-column table:style-name="Tabela1.A"/>
        <table:table-column table:style-name="Tabela1.B" table:number-columns-repeated="3"/>
        <table:table-row table:style-name="Tabela1.1">
          <table:table-cell table:style-name="Tabela1.A1" office:value-type="string">
            <text:p text:style-name="P7"><text:span text:style-name="T1">Nome da disciplina </text:span><text:span text:style-name="T2">cursada</text:span><text:span text:style-name="T9">/</text:span><text:span text:style-name="T10">a cursar</text:span></text:p>
          </table:table-cell>
          <table:table-cell table:style-name="Tabela1.B1" office:value-type="string">
            <text:p text:style-name="P3">Nome da disciplina do <text:span text:style-name="T21">próprio </text:span><text:span text:style-name="T14">c</text:span><text:span text:style-name="T21">urso, possível equivalente</text:span></text:p>
          </table:table-cell>
          <table:table-cell table:style-name="Tabela1.B1" office:value-type="string">
            <text:p text:style-name="P4"><text:span text:style-name="T28">Análise do/a docente. </text:span><text:span text:style-name="T23">Equivalência*:</text:span></text:p>
          </table:table-cell>
          <table:table-cell table:style-name="Tabela1.B1" office:value-type="string">
            <text:p text:style-name="P10">Assinatura</text:p>
          </table:table-cell>
        </table:table-row>
        <table:table-row table:style-name="Tabela1.1">
          <table:table-cell table:style-name="Tabela1.A2" office:value-type="string">
            <text:p text:style-name="P1"/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2" office:value-type="string">
            <text:p text:style-name="P1"/>
          </table:table-cell>
          <table:table-cell table:style-name="Tabela1.B2" office:value-type="string">
            <text:p text:style-name="P1"/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2" office:value-type="string">
            <text:p text:style-name="P1"/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2" office:value-type="string">
            <text:p text:style-name="P1"/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2" office:value-type="string">
            <text:p text:style-name="P1"/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  <table:table-row table:style-name="Tabela1.1">
          <table:table-cell table:style-name="Tabela1.A2" office:value-type="string">
            <text:p text:style-name="P1"/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  <table:table-cell table:style-name="Tabela1.B2" office:value-type="string">
            <text:p text:style-name="P1"/>
          </table:table-cell>
        </table:table-row>
      </table:table>
      <text:p text:style-name="P18"><text:span text:style-name="T29">*sim / não / </text:span><text:span text:style-name="T30">sim, mediante </text:span><text:span text:style-name="T29">complementação de estudos / outra </text:span><text:span text:style-name="T31">(indicar o nome) / </text:span><text:span text:style-name="T22">caso seja como optativa, sem equivalente no currículo, fazer constar apenas: Optativa</text:span></text:p>
      <text:p text:style-name="P12"/>
      <text:p text:style-name="P12">Nestes <text:span text:style-name="T17">t</text:span>ermos, <text:span text:style-name="T17">pede d</text:span>eferimento.</text:p>
      <text:p text:style-name="P15">São José do Rio Preto, _ _ _ _ de _ _ _ _ _ _ _ _ _ _ _ _ _ de <text:span text:style-name="T18">20</text:span>_ _ _ _.</text:p>
      <text:p text:style-name="P16"/>
      <text:p text:style-name="P2">___________________________________</text:p>
      <text:p text:style-name="P6">assinatura do<text:span text:style-name="T20">(a)</text:span> aluno<text:span text:style-name="T20">(a)</text:span></text:p>
      <text:p text:style-name="P11"/>
      <text:p text:style-name="P19"><text:span text:style-name="T4">Atenção:</text:span><text:span text:style-name="T5"> O presente requerimento </text:span><text:span text:style-name="T7">e correspondentes anexos</text:span><text:span text:style-name="T5"> dever</text:span><text:span text:style-name="T7">ão</text:span><text:span text:style-name="T5"> ser </text:span><text:span text:style-name="T6">entregue</text:span><text:span text:style-name="T7">s</text:span><text:span text:style-name="T5"> na Seção Técnica de </text:span><text:span text:style-name="T11">Graduação</text:span><text:span text:style-name="T5">, no período defin</text:span><text:span text:style-name="T1">ido no Calendário Escolar, e ser</text:span><text:span text:style-name="T3">ão</text:span><text:span text:style-name="T1"> encaminhado</text:span><text:span text:style-name="T3">s</text:span><text:span text:style-name="T1"> ao Conselho d</text:span><text:span text:style-name="T2">o</text:span><text:span text:style-name="T1"> Curso para análise. Não serão aceitas solicitações fora do período determinado.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harter BT" svg:font-family="'Charter BT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8.738cm" fo:text-align="justify" style:justify-single-word="false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style:font-name="Comic Sans MS" fo:font-family="'Comic Sans MS'" style:font-family-generic="script" style:font-pitch="variable" fo:font-style="italic" fo:font-weight="bold" style:font-style-asian="italic" style:font-weight-asian="bold" style:font-name-complex="Comic Sans MS" style:font-family-complex="'Comic Sans MS'" style:font-family-generic-complex="script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5.252cm"/>
        </style:tab-stops>
      </style:paragraph-properties>
      <style:text-properties style:font-name="Comic Sans MS" fo:font-family="'Comic Sans MS'" style:font-family-generic="script" style:font-pitch="variable" style:font-name-complex="Comic Sans MS" style:font-family-complex="'Comic Sans MS'" style:font-family-generic-complex="script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69cm" fo:margin-bottom="2.469cm" fo:margin-left="3.36cm" fo:margin-right="1.679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ARA DISCIPLINAS CURSADAS EM OUTRA UNIVERSIDADE</dc:title>
    <meta:initial-creator>Unesp Franca</meta:initial-creator>
    <meta:creation-date>2015-07-27T17:41:00</meta:creation-date>
    <dc:date>2022-07-27T16:03:22.611000000</dc:date>
    <meta:print-date>2012-03-26T14:02:00</meta:print-date>
    <meta:editing-cycles>21</meta:editing-cycles>
    <meta:editing-duration>PT52M8S</meta:editing-duration>
    <meta:generator>LibreOffice/7.3.4.2$Windows_X86_64 LibreOffice_project/728fec16bd5f605073805c3c9e7c4212a0120dc5</meta:generator>
    <meta:document-statistic meta:table-count="1" meta:image-count="0" meta:object-count="0" meta:page-count="1" meta:paragraph-count="12" meta:word-count="350" meta:character-count="1569" meta:non-whitespace-character-count="1227"/>
  </office:meta>
</office:document-meta>
</file>